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07cm" table:align="left"/>
    </style:style>
    <style:style style:name="Tabela1.A" style:family="table-column">
      <style:table-column-properties style:column-width="5.609cm"/>
    </style:style>
    <style:style style:name="Tabela1.B" style:family="table-column">
      <style:table-column-properties style:column-width="2.381cm"/>
    </style:style>
    <style:style style:name="Tabela1.C" style:family="table-column">
      <style:table-column-properties style:column-width="2.117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2.487cm"/>
    </style:style>
    <style:style style:name="Tabela1.1" style:family="table-row">
      <style:table-row-properties style:min-row-height="1.4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5a3" officeooo:paragraph-rsid="000e25a3"/>
    </style:style>
    <style:style style:name="P2" style:family="paragraph" style:parent-style-name="Standard">
      <style:text-properties officeooo:rsid="000fee6f" officeooo:paragraph-rsid="000fee6f"/>
    </style:style>
    <style:style style:name="P3" style:family="paragraph" style:parent-style-name="Text_20_body">
      <style:text-properties officeooo:rsid="000c57b2" officeooo:paragraph-rsid="000c57b2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095ff6" officeooo:paragraph-rsid="00095ff6" style:font-size-asian="10pt" style:font-size-complex="10pt"/>
    </style:style>
    <style:style style:name="P6" style:family="paragraph" style:parent-style-name="Table_20_Contents">
      <style:text-properties fo:font-size="10pt" officeooo:rsid="0009d533" officeooo:paragraph-rsid="0009d533" style:font-size-asian="10pt" style:font-size-complex="10pt"/>
    </style:style>
    <style:style style:name="P7" style:family="paragraph" style:parent-style-name="Table_20_Contents">
      <style:text-properties fo:font-size="10pt" officeooo:rsid="000a6c65" officeooo:paragraph-rsid="000a6c65" style:font-size-asian="10pt" style:font-size-complex="10pt"/>
    </style:style>
    <style:style style:name="P8" style:family="paragraph" style:parent-style-name="Table_20_Contents">
      <style:text-properties fo:font-size="10pt" officeooo:rsid="000abbd2" officeooo:paragraph-rsid="000abbd2" style:font-size-asian="10pt" style:font-size-complex="10pt"/>
    </style:style>
    <style:style style:name="P9" style:family="paragraph" style:parent-style-name="Table_20_Contents">
      <style:text-properties fo:font-size="10pt" officeooo:rsid="000c57b2" officeooo:paragraph-rsid="000c57b2" style:font-size-asian="10pt" style:font-size-complex="10pt"/>
    </style:style>
    <style:style style:name="P10" style:family="paragraph" style:parent-style-name="Table_20_Contents">
      <style:text-properties fo:font-size="10pt" officeooo:rsid="000c57b2" officeooo:paragraph-rsid="000e25a3" style:font-size-asian="10pt" style:font-size-complex="10pt"/>
    </style:style>
    <style:style style:name="T1" style:family="text">
      <style:text-properties officeooo:rsid="0009d533"/>
    </style:style>
    <style:style style:name="T2" style:family="text">
      <style:text-properties officeooo:rsid="000abbd2"/>
    </style:style>
    <style:style style:name="T3" style:family="text">
      <style:text-properties officeooo:rsid="000fee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nomes que tiverem asteriscos (*) antes tem observações, <text:span text:style-name="T3">estas</text:span> contidas nos detalhes a baixo d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row table:style-name="Tabela1.1">
          <table:table-cell table:style-name="Tabela1.A1" office:value-type="string">
            <text:p text:style-name="P5">Nome/<text:span text:style-name="T1">Matrícula</text:span></text:p>
          </table:table-cell>
          <table:table-cell table:style-name="Tabela1.A1" office:value-type="string">
            <text:p text:style-name="P5">Enviou a tarefa</text:p>
          </table:table-cell>
          <table:table-cell table:style-name="Tabela1.A1" office:value-type="string">
            <text:p text:style-name="P5">Implementou a <text:s/>classe de testes</text:p>
          </table:table-cell>
          <table:table-cell table:style-name="Tabela1.A1" office:value-type="string">
            <text:p text:style-name="P5">Identificou todos os erros (comentários)</text:p>
          </table:table-cell>
          <table:table-cell table:style-name="Tabela1.A1" office:value-type="string">
            <text:p text:style-name="P5">Passou valores de testes para todos os métodos</text:p>
          </table:table-cell>
          <table:table-cell table:style-name="Tabela1.F1" office:value-type="string">
            <text:p text:style-name="P5">Fez as devidas correções</text:p>
          </table:table-cell>
        </table:table-row>
        <table:table-row>
          <table:table-cell table:style-name="Tabela1.A2" office:value-type="string">
            <text:p text:style-name="P6">ALEX WILLIAM LEAL - 2014928801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ANA CAROLINE DE ALMEIDA ALVES - 2014920868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6">ANA CRISTINA FERREIRA VIEIRA - 2014950393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ANDERSON DE JESUS RIBEIRO - 2014956207 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*ANDRE LUCAS DA COSTA SOARES – 2015902299 <text:span text:style-name="T2">(Observação)</text:span>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6">ANTONIO ALVES PEREIRA NETO - 2013908733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ANTONIO FERREIRA DE ARAUJO - 2014929451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ANTONIO FERREIRA DE CARVALHO - 2014932617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AROLDO DE MOURA SANTOS JUNIOR - <text:s/>20159001253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CLEILSON JOSE DE ARAUJO - <text:s/>201141170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DAILSON MOURA COSTA - 2014911994 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DANIEL DE CARVALHO BORGES - 2014959648</text:p>
          </table:table-cell>
          <table:table-cell table:style-name="Tabela1.F2" table:number-columns-spanned="5" office:value-type="string">
            <text:p text:style-name="P10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DAVI LUIS DE OLIVEIRA - 20159013648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6">DOUGLAS SIQUEIRA GONCALVES - 20159024445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6">EDUARDO DA SILVA ROCHA - 20159021309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ELIVELTON PEREIRA ZUZA - 201232631 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ESDRAS FRAGOSO DA SILVA NETO - 2013941460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ESTEVAO MAGNO RIBEIRO VIANA - 20159002804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GERUZA NATHANA LUCENA DE LIMA - 201235473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IGOR MIRANDA GRANGEIRO - 201137454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IZABELA MAYARA GRANJA DE MIRANDA - 2013911990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6">JOAO MARCOS DE SOUSA <text:soft-page-break/>ROSAL - 20159019623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JONYCASSIO ALMONDES - 20159030854 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6">JOSE LUCAS COELHO DE MACEDO - 20159018887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6">LAYSE CAMINHA FEITOSA - 20149123252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6">LINIKER ALVES GOIS - <text:s/>201232444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7">LUCIANA MARIA DE CARVALHO - 201235141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MATEUS FEITOSA LIMA - 20159021541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7">MATEUS PINTO GARCIA - 2014958186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7">NAARA MACEDO CAMILO - 20159026753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7">PAULO HENRIQUE GONCALVES ROCHA - 20159002009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A2" office:value-type="string">
            <text:p text:style-name="P8">X</text:p>
          </table:table-cell>
          <table:table-cell table:style-name="Tabela1.F2" office:value-type="string">
            <text:p text:style-name="P8">X</text:p>
          </table:table-cell>
        </table:table-row>
        <table:table-row>
          <table:table-cell table:style-name="Tabela1.A2" office:value-type="string">
            <text:p text:style-name="P7">RAFAEL PEDRO DA SILVA NETO - 20159002448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7">RAMYLLO WAGNER RIBEIRO AMANCIO DE PAULA - <text:s/>2013910080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RENESIO JOAQUIM DE OLIVEIRA COSTA - 20159024614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7">RENNAN FRANCISCO BARBOSA COSTA - 2014950660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TACIO DE SOUSA MOREIRA - 2014945025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4"/>
          </table:table-cell>
          <table:table-cell table:style-name="Tabela1.F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7">TIAGO MENDES EDUARDO DA SILVA - 2014960611</text:p>
          </table:table-cell>
          <table:table-cell table:style-name="Tabela1.F2" table:number-columns-spanned="5" office:value-type="string">
            <text:p text:style-name="P9">Enviou outra tarefa no lugar des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TOMAZ RIBEIRO VIANA BISNETO - 20159003580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F2" office:value-type="string">
            <text:p text:style-name="P9">X</text:p>
          </table:table-cell>
        </table:table-row>
        <table:table-row>
          <table:table-cell table:style-name="Tabela1.A2" office:value-type="string">
            <text:p text:style-name="P7">VICTOR MATEUS BATISTA DE OLIVEIRA QUEIROZ - 20159019561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WELLINGTON JOAO DA SILVA SOUSA JUNIOR - 2014923019</text:p>
          </table:table-cell>
          <table:table-cell table:style-name="Tabela1.F2" table:number-columns-spanned="5" office:value-type="string">
            <text:p text:style-name="P9">Não enviou a taref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7">WILDYSON DANTAS DOS SANTOS - 20159019660</text:p>
          </table:table-cell>
          <table:table-cell table:style-name="Tabela1.A2" office:value-type="string">
            <text:p text:style-name="P7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A2" office:value-type="string">
            <text:p text:style-name="P9">X</text:p>
          </table:table-cell>
          <table:table-cell table:style-name="Tabela1.F2" office:value-type="string">
            <text:p text:style-name="P9">X</text:p>
          </table:table-cell>
        </table:table-row>
      </table:table>
      <text:p text:style-name="Standard"/>
      <text:p text:style-name="Standard"/>
      <text:p text:style-name="P1">Detalhes:</text:p>
      <text:p text:style-name="P1"/>
      <text:p text:style-name="P1"/>
      <text:p text:style-name="P1">*André Lucas: Fez todos os testes e comentários corretamente. Porém a classe de teste está parecida (até o nome do autor) com a do Paulo Henrique.</text:p>
      <text:p text:style-name="P1"/>
      <text:p text:style-name="P1"/>
      <text:p text:style-name="P1"/>
      <text:p text:style-name="P1"><text:soft-page-break/></text:p>
      <text:p text:style-name="P1">Aparato geral:</text:p>
      <text:p text:style-name="P1"/>
      <text:p text:style-name="P1">Vi que os alunos tiveram muita dificuldade no método ‘e’. Muitos deles retornaram a variável ‘e1’. Acho que porque o conceito “uma coisa &amp;&amp; outra coisa” para retorno não é tão usado e talvez tenha passado despercebido pela maioria.</text:p>
      <text:p text:style-name="P2">Muitos deles também fizeram os testes e ao que parece, pararam de fazer quando o resultado deu 100%, consequentemente, não passaram valores plausíveis de testes na classe de teste. Em vários métodos os valores iniciais são 0 (zero). Até por isso coloquei esta classificação na tabel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2:12:51.196032022</meta:creation-date>
    <dc:date>2016-10-26T03:22:42.886637056</dc:date>
    <meta:editing-duration>PT5M9S</meta:editing-duration>
    <meta:editing-cycles>1</meta:editing-cycles>
    <meta:document-statistic meta:table-count="1" meta:image-count="0" meta:object-count="0" meta:page-count="3" meta:paragraph-count="163" meta:word-count="559" meta:character-count="2957" meta:non-whitespace-character-count="2542"/>
    <meta:generator>LibreOffice/5.2.2.2$Linux_X86_64 LibreOffice_project/20m0$Build-2</meta:generator>
  </office:meta>
</office:document-meta>
</file>